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6T00:29:40.55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3.2$Windows_X86_64 LibreOffice_project/433d9c2ded56988e8a90e6b2e771ee4e6a5ab2ba</meta:generator>
  </office:meta>
</office:document-meta>
</file>